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outline1">
      <style:graphic-properties fo:min-height="8.88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text-properties fo:font-size="96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6.199cm" svg:height="5.319cm" svg:x="0.301cm" svg:y="0.181cm" presentation:class="outline" presentation:user-transformed="true">
          <draw:text-box>
            <text:list text:style-name="L1">
              <text:list-item>
                <text:p text:style-name="P1">D1</text:p>
              </text:list-item>
              <text:list-item>
                <text:p text:style-name="P1">D2</text:p>
              </text:list-item>
              <text:list-item>
                <text:p text:style-name="P1">D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4T23:45:25.468564286</meta:creation-date>
    <dc:date>2026-01-15T13:21:27.728242437</dc:date>
    <meta:editing-duration>PT3M2S</meta:editing-duration>
    <meta:editing-cycles>4</meta:editing-cycles>
    <meta:generator>Collabora_Office/25.04.9.0$Linux_X86_64 LibreOffice_project/bac44a65b0f2d8dfd65a899599e13542c73e1173</meta:generator>
    <meta:document-statistic meta:object-count="24"/>
  </office:meta>
</office:document-meta>
</file>